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1E0ED9EE.jpg" manifest:media-type="image/jpeg"/>
  <manifest:file-entry manifest:full-path="Pictures/10000000000001F4000001F48DD4C36E.jpg" manifest:media-type="image/jpeg"/>
  <manifest:file-entry manifest:full-path="Pictures/10000000000001F4000001F4AC9282FA.jpg" manifest:media-type="image/jpeg"/>
  <manifest:file-entry manifest:full-path="Pictures/10000201000003BE00000229CE2E1AC3.png" manifest:media-type="image/png"/>
  <manifest:file-entry manifest:full-path="Pictures/1000000000000129000000AA4A32197D.jpg" manifest:media-type="image/jpeg"/>
  <manifest:file-entry manifest:full-path="Pictures/100000000000011F0000010BE2896F83.jpg" manifest:media-type="image/jpeg"/>
  <manifest:file-entry manifest:full-path="Pictures/100000000000038400000283874F8284.jpg" manifest:media-type="image/jpeg"/>
  <manifest:file-entry manifest:full-path="Pictures/1000000000000172000001D19191CA17.jpg" manifest:media-type="image/jpeg"/>
  <manifest:file-entry manifest:full-path="Pictures/10000000000001D9000001275923326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ccff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77cm" svg:height="3.603cm" svg:x="7.288cm" svg:y="15.859cm">
          <draw:image xlink:href="Pictures/10000000000001D90000012759233268.jpg" xlink:type="simple" xlink:show="embed" xlink:actuate="onLoad">
            <text:p/>
          </draw:image>
        </draw:frame>
        <draw:frame draw:style-name="gr1" draw:text-style-name="P1" draw:layer="layout" svg:width="3.364cm" svg:height="4.227cm" svg:x="1.319cm" svg:y="1.218cm">
          <draw:image xlink:href="Pictures/1000000000000172000001D19191CA17.jpg" xlink:type="simple" xlink:show="embed" xlink:actuate="onLoad">
            <text:p/>
          </draw:image>
        </draw:frame>
        <draw:frame draw:style-name="gr2" draw:text-style-name="P1" draw:layer="layout" svg:width="5.332cm" svg:height="3.81cm" svg:x="7.604cm" svg:y="1.508cm">
          <draw:image xlink:href="Pictures/100000000000038400000283874F8284.jpg" xlink:type="simple" xlink:show="embed" xlink:actuate="onLoad">
            <text:p/>
          </draw:image>
        </draw:frame>
        <draw:frame draw:style-name="gr1" draw:text-style-name="P1" draw:layer="layout" svg:width="2.428cm" svg:height="2.259cm" svg:x="3.54cm" svg:y="6.969cm">
          <draw:image xlink:href="Pictures/100000000000011F0000010BE2896F83.jpg" xlink:type="simple" xlink:show="embed" xlink:actuate="onLoad">
            <text:p/>
          </draw:image>
        </draw:frame>
        <draw:frame draw:style-name="gr1" draw:text-style-name="P1" draw:layer="layout" svg:width="4.079cm" svg:height="2.355cm" draw:transform="skewX (-0.000349065850398893) rotate (-1.3843951626819) translate (5.324cm 3.666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4.216cm" svg:height="2.413cm" svg:x="4.302cm" svg:y="11.795cm">
          <draw:image xlink:href="Pictures/1000000000000129000000AA4A32197D.jpg" xlink:type="simple" xlink:show="embed" xlink:actuate="onLoad">
            <text:p/>
          </draw:image>
        </draw:frame>
        <draw:custom-shape draw:style-name="gr3" draw:text-style-name="P1" draw:layer="layout" svg:width="2.345cm" svg:height="1.513cm" draw:transform="rotate (-1.55648462692854) translate (6.87cm 9.375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34cm" svg:height="4.534cm" svg:x="4.975cm" svg:y="20.685cm">
          <draw:image xlink:href="Pictures/10000000000001F4000001F4AC9282FA.jpg" xlink:type="simple" xlink:show="embed" xlink:actuate="onLoad">
            <text:p/>
          </draw:image>
        </draw:frame>
        <draw:frame draw:style-name="gr2" draw:text-style-name="P1" draw:layer="layout" svg:width="5.596cm" svg:height="5.596cm" svg:x="11.16cm" svg:y="21.058cm">
          <draw:image xlink:href="Pictures/10000000000001F4000001F48DD4C36E.jpg" xlink:type="simple" xlink:show="embed" xlink:actuate="onLoad">
            <text:p/>
          </draw:image>
        </draw:frame>
        <draw:frame draw:style-name="gr1" draw:text-style-name="P1" draw:layer="layout" svg:width="2.428cm" svg:height="2.259cm" svg:x="6.461cm" svg:y="6.996cm">
          <draw:image xlink:href="Pictures/100000000000011F0000010BE2896F83.jpg" xlink:type="simple" xlink:show="embed" xlink:actuate="onLoad">
            <text:p/>
          </draw:image>
        </draw:frame>
        <draw:frame draw:style-name="gr2" draw:text-style-name="P1" draw:layer="layout" svg:width="4.079cm" svg:height="2.355cm" draw:transform="skewX (0.000872664625997187) rotate (1.3843951626819) translate (6.307cm 7.674cm)">
          <draw:image xlink:href="Pictures/10000201000003BE00000229CE2E1AC3.png" xlink:type="simple" xlink:show="embed" xlink:actuate="onLoad">
            <text:p/>
          </draw:image>
        </draw:frame>
        <draw:frame draw:style-name="gr2" draw:text-style-name="P1" draw:layer="layout" svg:width="3.785cm" svg:height="2.185cm" draw:transform="skewX (-0.000523598775598299) rotate (-3.1098276612035) translate (12.938cm 25.409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3.348cm" svg:height="1.932cm" draw:transform="rotate (-1.3842206297567) translate (9.142cm 13.374cm)">
          <draw:image xlink:href="Pictures/10000201000003BE00000229CE2E1AC3.png" xlink:type="simple" xlink:show="embed" xlink:actuate="onLoad">
            <text:p/>
          </draw:image>
        </draw:frame>
        <draw:frame draw:style-name="gr2" draw:text-style-name="P1" draw:layer="layout" svg:width="3.387cm" svg:height="1.955cm" draw:transform="skewX (-0.000523598775598299) rotate (1.3842206297567) translate (7.346cm 21.854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4.314cm" svg:height="4.314cm" draw:transform="rotate (0.237190245346029) translate (2.652cm 16.62cm)">
          <draw:image xlink:href="Pictures/1000000000000320000003201E0ED9E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5:52:25.537186608</meta:creation-date>
    <dc:date>2015-10-13T16:49:04.309152625</dc:date>
    <meta:editing-duration>PT41M36S</meta:editing-duration>
    <meta:editing-cycles>7</meta:editing-cycles>
    <meta:generator>LibreOffice/4.2.8.2$Linux_X86_64 LibreOffice_project/420m0$Build-2</meta:generator>
    <meta:document-statistic meta:object-count="15"/>
  </office:meta>
</office:document-meta>
</file>